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e1" officeooo:paragraph-rsid="000d94e1"/>
    </style:style>
    <style:style style:name="P2" style:family="paragraph" style:parent-style-name="Standard" style:list-style-name="L1">
      <style:text-properties officeooo:rsid="000d94e1" officeooo:paragraph-rsid="000d94e1"/>
    </style:style>
    <style:style style:name="P3" style:family="paragraph" style:parent-style-name="Standard" style:list-style-name="L2">
      <style:text-properties officeooo:rsid="000d94e1" officeooo:paragraph-rsid="000d94e1"/>
    </style:style>
    <style:style style:name="P4" style:family="paragraph" style:parent-style-name="Standard" style:list-style-name="L1">
      <style:text-properties officeooo:paragraph-rsid="000d94e1"/>
    </style:style>
    <style:style style:name="P5" style:family="paragraph" style:parent-style-name="Standard">
      <style:text-properties officeooo:rsid="000f6202" officeooo:paragraph-rsid="000d94e1"/>
    </style:style>
    <style:style style:name="P6" style:family="paragraph" style:parent-style-name="Standard">
      <style:text-properties officeooo:rsid="000f6202" officeooo:paragraph-rsid="000f6202"/>
    </style:style>
    <style:style style:name="P7" style:family="paragraph" style:parent-style-name="Standard">
      <style:text-properties fo:font-weight="bold" officeooo:rsid="000d94e1" officeooo:paragraph-rsid="000d94e1" style:font-weight-asian="bold" style:font-weight-complex="bold"/>
    </style:style>
    <style:style style:name="P8" style:family="paragraph" style:parent-style-name="Standard" style:list-style-name="L1">
      <style:paragraph-properties fo:margin-left="0.9846in" fo:margin-right="0in" fo:text-indent="-0.25in" style:auto-text-indent="false"/>
      <style:text-properties officeooo:rsid="000d94e1" officeooo:paragraph-rsid="000d94e1"/>
    </style:style>
    <style:style style:name="P9" style:family="paragraph" style:parent-style-name="Standard" style:list-style-name="L2">
      <style:paragraph-properties fo:margin-left="0.9846in" fo:margin-right="0in" fo:text-indent="-0.25in" style:auto-text-indent="false"/>
      <style:text-properties officeooo:rsid="000d94e1" officeooo:paragraph-rsid="000d94e1"/>
    </style:style>
    <style:style style:name="P10" style:family="paragraph" style:parent-style-name="Standard" style:list-style-name="L1">
      <style:paragraph-properties fo:margin-left="1.4772in" fo:margin-right="0in" fo:text-indent="-0.25in" style:auto-text-indent="false"/>
      <style:text-properties officeooo:rsid="000d94e1" officeooo:paragraph-rsid="000d94e1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d94e1" officeooo:paragraph-rsid="000d94e1"/>
    </style:style>
    <style:style style:name="T1" style:family="text">
      <style:text-properties officeooo:rsid="000d94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ed joint FRITA/CHUGALUG event: <text:s/></text:p>
      <text:p text:style-name="P1"/>
      <text:p text:style-name="P7">LinuxFest</text:p>
      <text:p text:style-name="P5"/>
      <text:p text:style-name="P6">This originally was going to be an InstallFest, but installing Linux isn't very hard these days. <text:s/>So, we decided to make it more general</text:p>
      <text:p text:style-name="P6"/>
      <text:p text:style-name="P6">We realize that these are services already offered by FRITA, but making a special occasion once in a while might make those services more widely known. <text:s/></text:p>
      <text:p text:style-name="P1"/>
      <text:list xml:id="list4069576971150311155" text:style-name="L1">
        <text:list-item>
          <text:p text:style-name="P4"><text:span text:style-name="T1">To occur 2-4 times per year</text:span></text:p>
        </text:list-item>
        <text:list-item>
          <text:p text:style-name="P2">With pot-luck-style refreshments</text:p>
        </text:list-item>
        <text:list-item>
          <text:p text:style-name="P2">With at these main features:</text:p>
        </text:list-item>
        <text:list-item>
          <text:p text:style-name="P8">Help users install Linux on their own computer</text:p>
        </text:list-item>
        <text:list-item>
          <text:p text:style-name="P10">If the attendee brings own install media, we help install the chosen distro</text:p>
        </text:list-item>
        <text:list-item>
          <text:p text:style-name="P10">Otherwise, standard FRITA distro installs</text:p>
        </text:list-item>
        <text:list-item>
          <text:p text:style-name="P8">Let attendees try out Linux on computers set up around the room</text:p>
        </text:list-item>
        <text:list-item>
          <text:p text:style-name="P8">Provide technical support with existing Linux installs</text:p>
        </text:list-item>
        <text:list-item>
          <text:p text:style-name="P2">Also possible:</text:p>
        </text:list-item>
        <text:list-item>
          <text:p text:style-name="P8">Tables, posters, talks, videos, demonstrations, etc., if there is energy</text:p>
        </text:list-item>
        <text:list-item>
          <text:p text:style-name="P2">All in a festive atmosphere</text:p>
        </text:list-item>
      </text:list>
      <text:p text:style-name="P1"/>
      <text:p text:style-name="P1">Planned LinuxFests</text:p>
      <text:p text:style-name="P1"/>
      <text:list xml:id="list3372546875625230932" text:style-name="L2">
        <text:list-item>
          <text:p text:style-name="P3">Wednesday, 6 July, 6-9:30 PM at FRITA</text:p>
        </text:list-item>
        <text:list-item>
          <text:p text:style-name="P9">Aimed more at locals than students</text:p>
        </text:list-item>
        <text:list-item>
          <text:p text:style-name="P3">Time/day TBD, during the fall, at a UGA location</text:p>
        </text:list-item>
        <text:list-item>
          <text:p text:style-name="P9">Aimed more at students</text:p>
        </text:list-item>
        <text:list-item>
          <text:p text:style-name="P9">Possibly Tate Center or in Science Library / Boyd connector</text:p>
        </text:list-item>
        <text:list-item>
          <text:p text:style-name="P9">FRITA is warmly welcome to have as much presence as they like (bring computers to sell, sign up lists, presentations, posters, etc.). <text:s/>The more the merrier.</text:p>
        </text:list-item>
      </text:list>
      <text:p text:style-name="P11"/>
      <text:p text:style-name="P11"/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2:39:04.829770527</meta:creation-date>
    <dc:date>2016-04-08T22:58:38.461008577</dc:date>
    <meta:editing-duration>PT4M13S</meta:editing-duration>
    <meta:editing-cycles>1</meta:editing-cycles>
    <meta:document-statistic meta:table-count="0" meta:image-count="0" meta:object-count="0" meta:page-count="1" meta:paragraph-count="22" meta:word-count="212" meta:character-count="1206" meta:non-whitespace-character-count="1027"/>
    <meta:generator>LibreOffice/4.2.8.2$Linux_X86_64 LibreOffice_project/420m0$Build-2</meta:generator>
  </office:meta>
</office:document-meta>
</file>